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oolToJamesMailConsu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oolToJamesMailConsumer.SpoolToJamesMailConsumer( final MailServer mailServer , final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oolToJamesMailConsumer.reportIssue( Exception e ,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oolToJamesMailConsumer.consume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